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3"/>
    <style:style style:name="P6" style:family="paragraph" style:parent-style-name="Standard" style:list-style-name="L3"/>
    <style:style style:name="P7" style:family="paragraph" style:parent-style-name="Standard" style:list-style-name="L3"/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text-properties fo:font-size="12pt" fo:font-weight="normal"/>
    </style:style>
    <style:style style:name="P1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fo:font-weight="bold" style:font-weight-asian="bold" style:font-weight-complex="bold"/>
    </style:style>
    <style:style style:name="P13" style:family="paragraph" style:parent-style-name="Standard" style:list-style-name="L3">
      <style:text-properties fo:font-weight="bold" style:font-weight-asian="bold" style:font-weight-complex="bold"/>
    </style:style>
    <style:style style:name="P14" style:family="paragraph" style:parent-style-name="Standard" style:list-style-name="L3">
      <style:text-properties fo:font-weight="bold" style:font-weight-asian="bold" style:font-weight-complex="bold"/>
    </style:style>
    <style:style style:name="P15" style:family="paragraph" style:parent-style-name="Standard" style:list-style-name="L3"/>
    <style:style style:name="P16" style:family="paragraph" style:parent-style-name="Standard">
      <style:paragraph-properties fo:margin-top="0in" fo:margin-bottom="0.1965in"/>
    </style:style>
    <style:style style:name="P17" style:family="paragraph" style:parent-style-name="Standard">
      <style:paragraph-properties fo:margin-left="0in" fo:margin-right="0in" fo:margin-top="0in" fo:margin-bottom="0in" fo:text-indent="0in" style:auto-text-indent="false"/>
    </style:style>
    <style:style style:name="P18" style:family="paragraph" style:parent-style-name="Preformatted_20_Text">
      <style:paragraph-properties fo:margin-top="0in" fo:margin-bottom="0.1965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size-asian="12pt" style:font-weight-asian="normal" style:font-size-complex="12pt" style:font-weight-complex="normal"/>
    </style:style>
    <style:style style:name="T12" style:family="text">
      <style:text-properties fo:color="#191970" fo:font-size="10pt" style:font-size-asian="10pt" style:font-weight-asian="normal" style:font-size-complex="10pt" style:font-weight-complex="normal"/>
    </style:style>
    <style:style style:name="T13" style:family="text">
      <style:text-properties fo:color="#191970" fo:font-size="10pt" style:font-size-asian="12pt" style:font-weight-asian="normal" style:font-size-complex="12pt" style:font-weight-complex="normal"/>
    </style:style>
    <style:style style:name="T14" style:family="text">
      <style:text-properties fo:color="#191970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Nimbus Roman No9 L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in" text:min-label-width="0.25in"/>
      </text:list-level-style-number>
      <text:list-level-style-number text:level="4" style:num-suffix="." style:num-format="1">
        <style:list-level-properties text:space-before="1.25in" text:min-label-width="0.25in"/>
      </text:list-level-style-number>
      <text:list-level-style-number text:level="5" text:style-name="Numbering_20_Symbols" style:num-suffix=")" style:num-format="i" text:start-value="100">
        <style:list-level-properties text:space-before="1.5in" text:min-label-width="0.25in"/>
      </text:list-level-style-number>
      <text:list-level-style-number text:level="6" style:num-suffix="." style:num-format="1">
        <style:list-level-properties text:space-before="1.75in" text:min-label-width="0.25in"/>
      </text:list-level-style-number>
      <text:list-level-style-number text:level="7" style:num-suffix="." style:num-format="1">
        <style:list-level-properties text:space-before="2in" text:min-label-width="0.25in"/>
      </text:list-level-style-number>
      <text:list-level-style-number text:level="8" style:num-suffix="." style:num-format="1">
        <style:list-level-properties text:space-before="2.25in" text:min-label-width="0.25in"/>
      </text:list-level-style-number>
      <text:list-level-style-number text:level="9" style:num-suffix="." style:num-format="1">
        <style:list-level-properties text:space-before="2.5in" text:min-label-width="0.25in"/>
      </text:list-level-style-number>
      <text:list-level-style-number text:level="10" style:num-suffix="." style:num-format="1">
        <style:list-level-properties text:space-before="2.75in" text:min-label-width="0.25in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style:num-suffix="." style:num-format="1">
        <style:list-level-properties text:space-before="1.25in" text:min-label-width="0.25in"/>
      </text:list-level-style-number>
      <text:list-level-style-number text:level="2" style:num-suffix="." style:num-format="1">
        <style:list-level-properties text:space-before="1.5in" text:min-label-width="0.25in"/>
      </text:list-level-style-number>
      <text:list-level-style-number text:level="3" style:num-suffix="." style:num-format="1">
        <style:list-level-properties text:space-before="1.75in" text:min-label-width="0.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text:style-name="Numbering_20_Symbols" style:num-suffix=")" style:num-format="i" text:start-value="100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5in" text:min-label-width="0.25in"/>
      </text:list-level-style-number>
      <text:list-level-style-number text:level="7" style:num-suffix="." style:num-format="1">
        <style:list-level-properties text:space-before="2.75in" text:min-label-width="0.25in"/>
      </text:list-level-style-number>
      <text:list-level-style-number text:level="8" style:num-suffix="." style:num-format="1">
        <style:list-level-properties text:space-before="3in" text:min-label-width="0.25in"/>
      </text:list-level-style-number>
      <text:list-level-style-number text:level="9" style:num-suffix="." style:num-format="1">
        <style:list-level-properties text:space-before="3.25in" text:min-label-width="0.25in"/>
      </text:list-level-style-number>
      <text:list-level-style-number text:level="10" style:num-suffix="." style:num-format="1">
        <style:list-level-properties text:space-before="3.5in" text:min-label-width="0.25in"/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)" style:num-format="i" text:start-value="100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)" style:num-format="i" text:start-value="100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)" style:num-format="i" text:start-value="500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I" text:start-value="100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I" text:start-value="100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9">Profiler Tool</text:span></text:p>
      <text:p text:style-name="Standard"><text:tab/></text:p>
      <text:p text:style-name="Standard"><text:span text:style-name="T7"><text:tab/>Repository</text:span></text:p>
      <text:p text:style-name="Standard"><text:tab/>The tool is stored on svn at the address: <text:line-break/><text:tab/>svn://serverurl//groundwork-professional/trunk/load-test-tools/profiler/profiler-console</text:p>
      <text:p text:style-name="Standard"/>
      <text:p text:style-name="Standard"><text:tab/>The tools is also provided as a tar file, Profiler.tar.gz, <text:s/>which can be downloaded from</text:p>
      <text:p text:style-name="Standard"><text:tab/><text:a xlink:type="simple" xlink:href="http://texas/build/index.cgi">http://texas/build/index.cgi</text:a></text:p>
      <text:p text:style-name="Standard"/>
      <text:p text:style-name="Standard"><text:tab/><text:span text:style-name="T7">Configuration</text:span></text:p>
      <text:p text:style-name="Standard"><text:tab/>Untar <text:s/>Profiler.tar.gz , get the war file from:</text:p>
      <text:p text:style-name="Standard"><text:tab/><text:tab/>profiler-java/profiler-console/target/groundwork-profiler.war</text:p>
      <text:p text:style-name="Standard"><text:tab/>Copy the war file under the webapps directory of your j2ee container, or of foundation:</text:p>
      <text:p text:style-name="Standard"><text:tab/><text:tab/>/usr/local/groundwork/foundation/container/webapps/groundwork-profiler.war</text:p>
      <text:p text:style-name="Standard"/>
      <text:p text:style-name="Standard"><text:tab/>Also, the context file profiler-java/profiler-console/resources/groundwork-profiler.xml</text:p>
      <text:p text:style-name="Standard"><text:tab/>must be copied in the context directory of your container or in the context directory of</text:p>
      <text:p text:style-name="Standard"><text:tab/>foundation:</text:p>
      <text:p text:style-name="Standard"><text:tab/><text:tab/>/usr/local/groundwork/foundation/container/contexts/groundwork-profiler.xml</text:p>
      <text:p text:style-name="Standard"/>
      <text:p text:style-name="Standard"><text:tab/>The /usr/local/groundwork/foundation/container/etc/foundation.xml must be edited and </text:p>
      <text:p text:style-name="Standard"><text:tab/>following line (the bold one) must be added to:</text:p>
      <text:p text:style-name="Standard"/>
      <text:p text:style-name="Standard"><text:tab/><text:tab/><text:span text:style-name="T2">&lt;Set name="redirectURL"&gt;http://localhost&lt;/Set&gt;</text:span></text:p>
      <text:p text:style-name="P8"><text:s text:c="11"/><text:tab/><text:tab/><text:tab/>&lt;Set name="allowTargets"&gt;</text:p>
      <text:p text:style-name="P8"><text:s text:c="11"/><text:tab/><text:tab/><text:tab/><text:tab/>&lt;Array type="java.lang.String"&gt;</text:p>
      <text:p text:style-name="P8"><text:s text:c="11"/><text:tab/><text:tab/><text:tab/><text:tab/><text:tab/>&lt;Item&gt;/foundation-webapp/performanceDataPost&lt;/Item&gt;</text:p>
      <text:p text:style-name="P8"><text:s text:c="11"/><text:tab/><text:tab/><text:tab/><text:tab/><text:tab/>&lt;Item&gt;/foundation-webapp/services&lt;/Item&gt; <text:s text:c="4"/></text:p>
      <text:p text:style-name="P8"><text:s text:c="11"/><text:tab/><text:tab/><text:tab/><text:tab/><text:tab/>&lt;Item&gt;/foundation-webapp/fwsmodel.wsdl&lt;/Item&gt;</text:p>
      <text:p text:style-name="P8"><text:tab/><text:tab/><text:tab/><text:tab/><text:tab/>&lt;Item&gt;/groundwork-console/&lt;/Item&gt;</text:p>
      <text:p text:style-name="Standard"><text:tab/><text:tab/><text:tab/><text:tab/><text:tab/><text:span text:style-name="T4">&lt;Item&gt;/groundwork-profiler/&lt;/Item&gt;</text:span></text:p>
      <text:p text:style-name="Standard"><text:s text:c="11"/><text:tab/><text:tab/><text:tab/><text:tab/><text:span text:style-name="T2">&lt;/Array&gt;</text:span></text:p>
      <text:p text:style-name="P8"><text:s text:c="11"/><text:tab/><text:tab/><text:tab/>&lt;/Set&gt;</text:p>
      <text:p text:style-name="P8"><text:s text:c="11"/><text:tab/><text:tab/>&lt;Set name="debug"&gt;false&lt;/Set&gt;</text:p>
      <text:p text:style-name="Standard"/>
      <text:p text:style-name="Standard"><text:tab/><text:span text:style-name="T7">Database</text:span></text:p>
      <text:p text:style-name="Standard"><text:tab/>The Profiler Tool needs a database, the GWProfilerDB.</text:p>
      <text:p text:style-name="Standard"><text:tab/>Therefore, mysql server must be installed.</text:p>
      <text:p text:style-name="Standard"><text:tab/>Copy </text:p>
      <text:p text:style-name="Standard"><text:tab/><text:tab/>profiler-java/database/schema/mysql/create-db.sql</text:p>
      <text:p text:style-name="Standard"><text:tab/><text:tab/>profiler-java/database/schema/mysql/GWProfilerDB.sql</text:p>
      <text:p text:style-name="Standard"><text:tab/>to any directory on your machine and invoke mysql in that directory:</text:p>
      <text:p text:style-name="Standard"><text:tab/><text:tab/>&gt; mysqladmin create GWProfilerDB <text:s text:c="6"/>-- this will create the GWProfilerDB database.</text:p>
      <text:p text:style-name="Standard"><text:tab/><text:tab/>&gt; mysql GWProfilerDB &lt; create-db.sql</text:p>
      <text:p text:style-name="Standard"><text:tab/><text:tab/>&gt; mysql GWProfilerDB &lt; GWProfilerDB.sql</text:p>
      <text:p text:style-name="Standard"/>
      <text:p text:style-name="Standard"/>
      <text:p text:style-name="Standard"/>
      <text:p text:style-name="Standard"><text:soft-page-break/></text:p>
      <text:p text:style-name="Standard"><text:tab/><text:span text:style-name="T7">Foundation</text:span></text:p>
      <text:p text:style-name="Standard"><text:tab/>Start foundation: </text:p>
      <text:p text:style-name="Standard"><text:tab/><text:tab/>/etc/init.d/gwservices start</text:p>
      <text:p text:style-name="Standard"/>
      <text:p text:style-name="P9"><text:tab/><text:span text:style-name="T7">J2EE Container</text:span></text:p>
      <text:p text:style-name="Standard"><text:tab/>If you installed the war file in another container you must start the container, which must be</text:p>
      <text:p text:style-name="Standard"><text:tab/>configured to start on another port than 8080 (like port 8081) because of conflicts with <text:tab/>foundation.</text:p>
      <text:p text:style-name="Standard"/>
      <text:p text:style-name="Standard"><text:tab/>Jetty for example allows you to change the port in </text:p>
      <text:p text:style-name="Standard"><text:tab/><text:tab/>jetty/etc/jetty.xml</text:p>
      <text:p text:style-name="Standard"><text:tab/>by adding the port at:</text:p>
      <text:p text:style-name="Standard"><text:tab/><text:tab/><text:span text:style-name="T2">&lt;Call name="addConnector"&gt;</text:span></text:p>
      <text:p text:style-name="P8"><text:s text:c="6"/><text:tab/><text:tab/> <text:s text:c="6"/>&lt;Arg&gt;</text:p>
      <text:p text:style-name="P8"><text:s text:c="10"/><text:tab/><text:tab/><text:tab/>&lt;New class="org.mortbay.jetty.nio.SelectChannelConnector"&gt;</text:p>
      <text:p text:style-name="P8"><text:s text:c="12"/><text:tab/><text:tab/><text:tab/> <text:s text:c="8"/>&lt;Set name="host"&gt;&lt;SystemProperty name="jetty.host" /&gt;&lt;/Set&gt;</text:p>
      <text:p text:style-name="P8"><text:s text:c="12"/><text:tab/><text:tab/><text:tab/> <text:s text:c="7"/><text:span text:style-name="T4">&lt;Set name="port"&gt;&lt;SystemProperty name="jetty.port" default="8081"/&gt;&lt;/Set&gt;</text:span></text:p>
      <text:p text:style-name="P8"><text:span text:style-name="T4"><text:tab/><text:tab/><text:tab/></text:span><text:span text:style-name="T6">............</text:span></text:p>
      <text:p text:style-name="P9"><text:tab/><text:tab/> <text:s text:c="5"/>&lt;/Arg&gt;</text:p>
      <text:p text:style-name="P9"><text:tab/><text:tab/>&lt;/Call&gt;</text:p>
      <text:p text:style-name="P9"/>
      <text:p text:style-name="P9"><text:tab/><text:span text:style-name="T7">Web Browser</text:span></text:p>
      <text:p text:style-name="P11"><text:tab/>Access the tool at:</text:p>
      <text:p text:style-name="P11"><text:tab/><text:tab/><text:a xlink:type="simple" xlink:href="http://localhost:8080/groundwork-profiler/">http://localhost:8080/groundwork-profiler/</text:a></text:p>
      <text:p text:style-name="P11"><text:s/><text:tab/>or </text:p>
      <text:p text:style-name="P11"><text:tab/><text:tab/><text:a xlink:type="simple" xlink:href="http://localhost:8080/groundwork-profiler/">http://localhost:8081/groundwork-profiler/</text:a></text:p>
      <text:p text:style-name="P11"/>
      <text:p text:style-name="P11"><text:tab/>depending where you installed the war file (foundation or another j2ee container).</text:p>
      <text:p text:style-name="P11"/>
      <text:p text:style-name="P11"><text:tab/><text:span text:style-name="T7">Command Line</text:span></text:p>
      <text:p text:style-name="P11"><text:tab/>The Profiler Tool can be invoked also from the command line.</text:p>
      <text:p text:style-name="P11"><text:tab/>After untaring <text:s/>the Profiler.tar.gz invoke:</text:p>
      <text:p text:style-name="P11"><text:tab/><text:tab/></text:p>
      <text:p text:style-name="P10"><text:span text:style-name="T11"><text:tab/><text:tab/></text:span><text:span text:style-name="T3">profiler-java/deploy/foundation-profiler.sh -config configName.xml </text:span><text:span text:style-name="T12">-session &lt;name of session&gt;</text:span></text:p>
      <text:p text:style-name="P10"><text:span text:style-name="T13"/></text:p>
      <text:p text:style-name="P11"><text:tab/>where configName.xml is a test configuration file, configName being assigned by the tester.</text:p>
      <text:p text:style-name="P11"><text:tab/></text:p>
      <text:p text:style-name="P11"><text:tab/>By invoking the profiler shell without any parameters:</text:p>
      <text:p text:style-name="P11"><text:tab/><text:tab/> profiler-java/deploy/foundation-profiler.sh</text:p>
      <text:p text:style-name="P11"><text:tab/>it defaults into:</text:p>
      <text:p text:style-name="P11"><text:tab/><text:tab/> profiler-java/deploy/foundation-profiler.sh -config foundation.xml</text:p>
      <text:p text:style-name="P11"><text:tab/>where foundation.xml comes together with the installation, as a model.</text:p>
      <text:p text:style-name="P11"/>
      <text:p text:style-name="P11"><text:tab/></text:p>
      <text:p text:style-name="P11"/>
      <text:p text:style-name="P11"><text:tab/></text:p>
      <text:p text:style-name="P11"/>
      <text:p text:style-name="P11"><text:soft-page-break/></text:p>
      <text:p text:style-name="P11"><text:tab/><text:span text:style-name="T8">Using the Profiler Tool</text:span></text:p>
      <text:p text:style-name="P11"><text:span text:style-name="T8"/></text:p>
      <text:list text:style-name="L1">
        <text:list-item>
          <text:p text:style-name="P12">Using the Profiler Web Application to create workloads</text:p>
          <text:p text:style-name="P1"/>
        </text:list-item>
      </text:list>
      <text:p text:style-name="Standard"><text:tab/>After starting foundation or any other container it is invoked at the url: <text:s/></text:p>
      <text:p text:style-name="Standard"><text:tab/><text:tab/><text:a xlink:type="simple" xlink:href="http://localhost:8080/groundwork-profiler/">http://localhost:8080/groundwork-profiler/</text:a></text:p>
      <text:p text:style-name="Standard"/>
      <text:p text:style-name="Standard"><text:tab/>The main page describes the first steps to do. There are four links:</text:p>
      <text:p text:style-name="Standard"><text:tab/><text:tab/>a) About</text:p>
      <text:p text:style-name="Standard"><text:tab/><text:tab/>b) SystemAdmin</text:p>
      <text:list text:style-name="L2">
        <text:list-header>
          <text:p text:style-name="P2"><text:s text:c="6"/>c) Help SystemAdmin</text:p>
          <text:p text:style-name="P2"><text:s text:c="6"/>d) Foundation 1.5</text:p>
        </text:list-header>
      </text:list>
      <text:p text:style-name="Standard"><text:tab/><text:tab/>e) Help Foundation 1.5</text:p>
      <text:p text:style-name="Standard"/>
      <text:p text:style-name="Standard"><text:tab/>The databases and foundation can be installed on different machines.</text:p>
      <text:p text:style-name="Standard"><text:tab/>SystemAdmin is a simplified version of Foundation 1.5 and relies only on the four</text:p>
      <text:p text:style-name="Standard"><text:s/><text:tab/>SystemAdmin message types :</text:p>
      <text:p text:style-name="Standard"><text:tab/><text:tab/><text:span text:style-name="T15">SystemAdminInitMessage<text:tab/><text:tab/><text:tab/><text:tab/>- initializes the system</text:span></text:p>
      <text:p text:style-name="Standard"><text:span text:style-name="T15"><text:tab/><text:tab/>SystemAdminToggleHostStatusMessage<text:tab/><text:tab/>- host checks</text:span></text:p>
      <text:p text:style-name="Standard"><text:span text:style-name="T15"><text:tab/><text:tab/>SystemAdminServiceStatusMessage<text:tab/><text:tab/><text:tab/>- service checks</text:span></text:p>
      <text:p text:style-name="Standard"><text:span text:style-name="T15"><text:tab/><text:tab/>SystemAdminLogMessage<text:tab/><text:tab/><text:tab/><text:tab/>- log messages</text:span></text:p>
      <text:p text:style-name="Standard"/>
      <text:p text:style-name="Standard"><text:tab/>SystemAdmin and Foundation 1.5 allows the user to configure:</text:p>
      <text:p text:style-name="Standard"><text:tab/>A. Test System </text:p>
      <text:p text:style-name="Standard"><text:tab/><text:tab/>a) url of the Profiler database</text:p>
      <text:p text:style-name="Standard"><text:tab/><text:tab/>b) create a new configuration by specifying a filename (filetype must be xml) and <text:tab/><text:tab/><text:tab/> <text:s text:c="3"/>clicking on the save button.</text:p>
      <text:p text:style-name="Standard"><text:tab/><text:tab/>c) choose an existing configuration to be executed/deleted/changed</text:p>
      <text:p text:style-name="Standard"><text:tab/><text:tab/>d) clean the database</text:p>
      <text:p text:style-name="Standard"><text:tab/><text:tab/>e) run reports</text:p>
      <text:p text:style-name="Standard"><text:tab/><text:tab/>f) also the user is allowed to run the tests in three differend modes:</text:p>
      <text:p text:style-name="Standard"><text:tab/><text:tab/><text:tab/>ALL – Metrics are captured and written to both the log and database<text:line-break/><text:tab/><text:tab/><text:tab/>LOG – Metrics are captured and written to the log only<text:line-break/><text:tab/><text:tab/><text:tab/>OFF – NO metrics are captured</text:p>
      <text:p text:style-name="Standard"/>
      <text:p text:style-name="Standard"><text:tab/>B. Target Groundwork Server</text:p>
      <text:p text:style-name="Standard"><text:tab/><text:tab/>a) url of the Foundation database</text:p>
      <text:p text:style-name="Standard"><text:tab/><text:tab/>b) JMS socket (4913)</text:p>
      <text:p text:style-name="Standard"><text:tab/><text:tab/>c) address (IP Address or domain name) of foundation</text:p>
      <text:p text:style-name="Standard"><text:tab/><text:tab/></text:p>
      <text:p text:style-name="Standard"><text:tab/>C. Workloads</text:p>
      <text:p text:style-name="Standard"><text:tab/><text:tab/>The difference between SystemAdmin and Foundation 1.5 pages are due to the fact </text:p>
      <text:p text:style-name="Standard"><text:tab/><text:tab/>that SystemAdmin provides a simplified version. Instead of going through the detail of</text:p>
      <text:p text:style-name="Standard"><text:tab/><text:tab/>build workload, it ask the user only following information:</text:p>
      <text:p text:style-name="Standard"><text:soft-page-break/><text:tab/><text:tab/>Initialize the system with following </text:p>
      <text:p text:style-name="Standard"><text:tab/><text:tab/><text:tab/><text:span text:style-name="T2">Number of Hosts: <text:tab/><text:tab/>Toggle the Service Status in percentage:<text:tab/><text:tab/>Interval between batches:</text:span></text:p>
      <text:p text:style-name="P8"><text:tab/><text:tab/><text:tab/>Number of Services: <text:tab/><text:tab/>Toggle the Host Status in percentage:<text:tab/><text:tab/>Number of batches:</text:p>
      <text:p text:style-name="P8"><text:tab/><text:tab/><text:tab/>Threshold: <text:tab/><text:tab/>Specify in percentage the consolidation rate:</text:p>
      <text:p text:style-name="Standard"/>
      <text:p text:style-name="Standard"><text:tab/><text:tab/>On the other side, Foundation 1.5 allows the user to build from scratch workloads.</text:p>
      <text:p text:style-name="Standard"><text:tab/><text:tab/></text:p>
      <text:p text:style-name="Standard"><text:tab/><text:tab/>A workload can be a single message or a collection of messages.</text:p>
      <text:p text:style-name="Standard"><text:tab/><text:tab/>Workloads is a set of one or several messages. </text:p>
      <text:p text:style-name="Standard"><text:tab/><text:tab/>A workload can run once (numBatches=1) or multiple times (numBatch=n)</text:p>
      <text:p text:style-name="Standard"><text:tab/><text:tab/>The time between two consecutive runs is called interval.</text:p>
      <text:p text:style-name="Standard"/>
      <text:list text:style-name="L3">
        <text:list-item>
          <text:p text:style-name="P13">Run tests and create Reports</text:p>
          <text:p text:style-name="P4"/>
          <text:p text:style-name="P4">The simplest mode to create tests is by invoking SystemAdmin .</text:p>
          <text:p text:style-name="P4">This allows to configure a basic SystemAdmin test which should be saved and thereafter executed. After each test execution the Profiler tool allows you to see a report, which can also be invoked from the SystemAdmin or from Foundation 1.5 pages by pressing the Report button.</text:p>
        </text:list-item>
      </text:list>
      <text:p text:style-name="Standard"/>
      <text:p text:style-name="Standard"><text:tab/>Tests run in batches. A batch is made of one or more workloads. A workload can be one or more <text:tab/>messages. The user can specify the number of batches, and the interval between batches.</text:p>
      <text:p text:style-name="Standard"/>
      <text:p text:style-name="Standard"><text:tab/>The user specifies the number of Hosts, the number of Services, the precentage of time the hosts <text:tab/>or services are up or down. Also, the case of consolidation/no consolidation can be specified. </text:p>
      <text:list text:style-name="L3" text:continue-numbering="true">
        <text:list-header>
          <text:p text:style-name="P4"/>
        </text:list-header>
        <text:list-item>
          <text:p text:style-name="P13">Using batch mode to run an existing workload. </text:p>
        </text:list-item>
      </text:list>
      <text:p text:style-name="Standard"><text:tab/>The installation comes with a default configuration file, at:</text:p>
      <text:p text:style-name="Standard"><text:tab/><text:tab/><text:span text:style-name="T10">profiler-java/deploy/foundation.xml</text:span></text:p>
      <text:p text:style-name="Standard"><text:span text:style-name="T10"/></text:p>
      <text:p text:style-name="Standard"><text:span text:style-name="T10"><text:tab/>Start the test from the command line:</text:span></text:p>
      <text:p text:style-name="Standard"><text:span text:style-name="T10"><text:tab/><text:tab/></text:span><text:span text:style-name="T5">profiler-java/deploy/foundation-profiler.sh -config configName.xml </text:span><text:span text:style-name="T14">-session &lt;name of session&gt;</text:span></text:p>
      <text:p text:style-name="Standard"><text:tab/></text:p>
      <text:p text:style-name="Standard"><text:tab/>The output can be seen in the console or in the log4j files.</text:p>
      <text:p text:style-name="Standard"><text:tab/></text:p>
      <text:list text:style-name="L3" text:continue-numbering="true">
        <text:list-item>
          <text:p text:style-name="P4"><text:span text:style-name="T1">Tips and <text:s/>tricks for creating workloads.</text:span> </text:p>
        </text:list-item>
      </text:list>
      <text:p text:style-name="Standard"><text:tab/>Originally the code had following message types:</text:p>
      <text:p text:style-name="Standard"/>
      <text:p text:style-name="Standard"><text:span text:style-name="T15"><text:tab/><text:tab/>ToggleServiceStatusMessage</text:span></text:p>
      <text:p text:style-name="Standard"><text:span text:style-name="T15"><text:tab/><text:tab/>ToggleHostStatusMessage</text:span></text:p>
      <text:p text:style-name="Standard"><text:span text:style-name="T15"><text:tab/><text:tab/>HttpRequest</text:span></text:p>
      <text:p text:style-name="Standard"><text:span text:style-name="T15"><text:tab/><text:tab/>HostCreateMessage</text:span></text:p>
      <text:p text:style-name="Standard"><text:span text:style-name="T15"><text:tab/><text:tab/>SysLogMessage</text:span></text:p>
      <text:p text:style-name="Standard"><text:span text:style-name="T15"><text:tab/><text:tab/>SNMPMessage</text:span></text:p>
      <text:p text:style-name="P18"><text:span text:style-name="T15"><text:tab/><text:tab/>EventMessage</text:span></text:p>
      <text:p text:style-name="P18"><text:span text:style-name="T15"/></text:p>
      <text:p text:style-name="P18"><text:soft-page-break/><text:span text:style-name="T15"/></text:p>
      <text:p text:style-name="P18"><text:span text:style-name="T15"><text:tab/>We added the SystemAdmin message types:</text:span></text:p>
      <text:p text:style-name="Standard"><text:tab/><text:tab/><text:span text:style-name="T15">SystemAdminInitMessage<text:tab/><text:tab/><text:tab/><text:tab/>- initializes the system</text:span></text:p>
      <text:p text:style-name="Standard"><text:span text:style-name="T15"><text:tab/><text:tab/>SystemAdminToggleHostStatusMessage<text:tab/><text:tab/>- host checks</text:span></text:p>
      <text:p text:style-name="Standard"><text:span text:style-name="T15"><text:tab/><text:tab/>SystemAdminServiceStatusMessage<text:tab/><text:tab/><text:tab/>- service checks</text:span></text:p>
      <text:p text:style-name="P16"><text:span text:style-name="T15"><text:tab/><text:tab/>SystemAdminLogMessage<text:tab/><text:tab/><text:tab/><text:tab/>- log messages</text:span></text:p>
      <text:p text:style-name="P16"><text:span text:style-name="T15"><text:tab/>which correspond to the intial messages but in the SystemAdmin format:</text:span></text:p>
      <text:p text:style-name="P17"><text:span text:style-name="T15"><text:tab/><text:tab/> SystemAdminInitMessage<text:tab/><text:tab/><text:tab/>-<text:tab/>HostCreateMessage</text:span></text:p>
      <text:p text:style-name="P17"><text:span text:style-name="T15"><text:tab/><text:tab/> SystemAdminToggleHostStatusMessage<text:tab/>-<text:tab/>ToggleHostStatusMessage</text:span></text:p>
      <text:p text:style-name="P17"><text:span text:style-name="T15"><text:tab/><text:tab/>SystemAdminServiceStatusMessage<text:tab/><text:tab/>-<text:tab/>ToggleServiceStatusMessage</text:span></text:p>
      <text:p text:style-name="P17"><text:span text:style-name="T15"><text:tab/><text:tab/> SystemAdminLogMessage<text:tab/><text:tab/><text:tab/>-<text:tab/>EventMessage</text:span></text:p>
      <text:p text:style-name="P17"><text:span text:style-name="T15"/></text:p>
      <text:p text:style-name="P17"><text:span text:style-name="T15"/></text:p>
      <text:p text:style-name="P17"><text:span text:style-name="T15"><text:tab/>The purpose of the tool is to simulate a real situation. Depending on the simulation needs</text:span></text:p>
      <text:p text:style-name="P17"><text:span text:style-name="T15"><text:tab/>various parameters must be changed. In the workloads section it was described how to</text:span></text:p>
      <text:p text:style-name="P17"><text:span text:style-name="T15"><text:tab/>configure the workloads. Messages vary be number of hosts/devices/services and the </text:span></text:p>
      <text:p text:style-name="P17"><text:span text:style-name="T15"><text:tab/>percentage in changes of UP/DOWN state of the host/service. Also, in the case of log</text:span></text:p>
      <text:p text:style-name="P17"><text:span text:style-name="T15"><text:tab/>messages there is the option to configure the consolidation percentage 0% = no consolidation,</text:span></text:p>
      <text:p text:style-name="P17"><text:span text:style-name="T15"><text:tab/>100% = all messages are consolidated.</text:span></text:p>
      <text:p text:style-name="P17"><text:span text:style-name="T15"/></text:p>
      <text:p text:style-name="P17"><text:span text:style-name="T15"/></text:p>
      <text:p text:style-name="P16"><text:span text:style-name="T15"><text:tab/><text:tab/><text:tab/></text:span></text:p>
      <text:p text:style-name="P16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5-27T22:10:49</meta:creation-date>
    <dc:date>2008-05-28T11:46:48</dc:date>
    <meta:editing-cycles>5</meta:editing-cycles>
    <meta:editing-duration>PT4H5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59" meta:word-count="1085" meta:character-count="7985"/>
  </office:meta>
</office:document-meta>
</file>